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34pt" style:font-size-asian="34pt" style:font-size-complex="34pt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4pt" style:font-size-asian="34pt" style:font-size-complex="34pt"/>
    </style:style>
    <style:style style:name="T2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1.1cm" svg:height="1cm" svg:x="14cm" svg:y="1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9cm" svg:height="10.7cm" svg:x="2.2cm" svg:y="1.2cm">
          <text:p text:style-name="P1"><text:span text:style-name="T1">Haskell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6.4cm" svg:height="2.217cm" svg:x="1.6cm" svg:y="17.683cm">
          <text:p text:style-name="P1"><text:span text:style-name="T1">Andr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5.1cm" svg:height="2.217cm" svg:x="1.6cm" svg:y="12.361cm">
          <text:p text:style-name="P1"><text:span text:style-name="T1">android_native_app_g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5.1cm" svg:height="2.217cm" svg:x="1.6cm" svg:y="15.022cm">
          <text:p text:style-name="P1"><text:span text:style-name="T1">Native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10.8cm" svg:height="4.878cm" svg:x="17.2cm" svg:y="12.361cm">
          <text:p text:style-name="P1"><text:span text:style-name="T1">OpenGL 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7.8cm" svg:height="2.217cm" svg:x="1.6cm" svg:y="9.7cm">
          <text:p text:style-name="P1"><text:span text:style-name="T1">C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8.929cm" svg:height="2.5cm" svg:x="10.071cm" svg:y="6.1cm">
          <text:p text:style-name="P1"><text:span text:style-name="T1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4cm" svg:height="2.5cm" svg:x="3.3cm" svg:y="2.4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4.55cm" svg:y1="12.4cm" svg:x2="14.535cm" svg:y2="8.6cm" draw:start-shape="id1" draw:start-glue-point="0" draw:end-shape="id2" draw:end-glue-point="2" svg:d="m14550 12400c0-2812-15-913-15-3800" svg:viewBox="0 0 16 3801">
          <text:p/>
        </draw:connector>
        <draw:connector draw:style-name="gr4" draw:text-style-name="P1" draw:layer="layout" draw:type="curve" svg:x1="5.5cm" svg:y1="9.7cm" svg:x2="5.5cm" svg:y2="4.9cm" draw:start-shape="id3" draw:end-shape="id4" draw:end-glue-point="2" svg:d="m5500 9700v-4800" svg:viewBox="0 0 1 4801">
          <text:p/>
        </draw:connector>
        <draw:connector draw:style-name="gr4" draw:text-style-name="P1" draw:layer="layout" draw:type="curve" svg:x1="7.7cm" svg:y1="3.65cm" svg:x2="22.6cm" svg:y2="12.361cm" draw:start-shape="id4" draw:start-glue-point="1" draw:end-shape="id5" draw:end-glue-point="0" svg:d="m7700 3650c9934 0 14900 2903 14900 8711" svg:viewBox="0 0 14901 8712">
          <text:p/>
        </draw:connector>
        <draw:frame draw:style-name="gr5" draw:text-style-name="P3" draw:layer="layout" svg:width="2.272cm" svg:height="1.728cm" svg:x="5.728cm" svg:y="5.072cm">
          <draw:text-box>
            <text:p><text:span text:style-name="T2">Run</text:span></text:p>
          </draw:text-box>
        </draw:frame>
        <draw:frame draw:style-name="gr5" draw:text-style-name="P3" draw:layer="layout" svg:width="4.011cm" svg:height="1.728cm" svg:x="22.589cm" svg:y="8.7cm">
          <draw:text-box>
            <text:p><text:span text:style-name="T2">Render</text:span></text:p>
          </draw:text-box>
        </draw:frame>
        <draw:frame draw:style-name="gr5" draw:text-style-name="P3" draw:layer="layout" svg:width="6.526cm" svg:height="1.728cm" svg:x="14.574cm" svg:y="9.6cm">
          <draw:text-box>
            <text:p><text:span text:style-name="T2">Touch 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0-06T13:34:43.657054242</dc:date>
    <dc:creator>Okabe Kiwamu</dc:creator>
    <meta:editing-duration>PT1H31M23S</meta:editing-duration>
    <meta:editing-cycles>139</meta:editing-cycles>
    <meta:generator>LibreOffice/4.1.1.2$Linux_X86_64 LibreOffice_project/410m0$Build-2</meta:generator>
    <meta:document-statistic meta:object-count="15"/>
  </office:meta>
</office:document-meta>
</file>